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13" style:parent-style-name="Domyślnaczcionkaakapitu" style:family="text">
      <style:text-properties style:font-name="sans-serif" fo:font-size="13.5pt" style:font-size-asian="13.5pt"/>
    </style:style>
    <style:style style:name="T14" style:parent-style-name="Domyślnaczcionkaakapitu" style:family="text">
      <style:text-properties style:font-name="sans-serif" fo:font-size="13.5pt" style:font-size-asian="13.5pt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style:font-name="sans-serif" fo:font-size="13.5pt" style:font-size-asian="13.5pt"/>
    </style:style>
    <style:style style:name="T18" style:parent-style-name="Domyślnaczcionkaakapitu" style:family="text">
      <style:text-properties style:font-name="sans-serif" fo:font-size="13.5pt" style:font-size-asian="13.5pt"/>
    </style:style>
    <style:style style:name="T19" style:parent-style-name="Domyślnaczcionkaakapitu" style:family="text">
      <style:text-properties style:font-name="sans-serif" fo:font-size="13.5pt" style:font-size-asian="13.5pt"/>
    </style:style>
    <style:style style:name="T20" style:parent-style-name="Domyślnaczcionkaakapitu" style:family="text">
      <style:text-properties style:font-name="sans-serif" fo:font-size="13.5pt" style:font-size-asian="13.5pt"/>
    </style:style>
    <style:style style:name="T21" style:parent-style-name="Domyślnaczcionkaakapitu" style:family="text">
      <style:text-properties style:font-name="sans-serif" fo:font-size="13.5pt" style:font-size-asian="13.5pt"/>
    </style:style>
    <style:style style:name="T22" style:parent-style-name="Domyślnaczcionkaakapitu" style:family="text">
      <style:text-properties style:font-name="sans-serif" fo:font-size="13.5pt" style:font-size-asian="13.5pt"/>
    </style:style>
    <style:style style:name="T23" style:parent-style-name="Domyślnaczcionkaakapitu" style:family="text">
      <style:text-properties fo:font-weight="bold" style:font-weight-asian="bold" style:font-weight-complex="bold"/>
    </style:style>
    <style:style style:name="P24" style:parent-style-name="Textbody" style:family="paragraph">
      <style:text-properties fo:font-size="13.5pt" style:font-size-asian="13.5pt" style:font-size-complex="13.5pt"/>
    </style:style>
    <style:style style:name="P25" style:parent-style-name="Textbody" style:family="paragraph">
      <style:text-properties style:font-name="sans-serif" style:font-name-asian="sans-serif" style:font-name-complex="sans-serif" fo:font-size="13.5pt" style:font-size-asian="13.5pt" style:font-size-complex="13.5pt"/>
    </style:style>
    <style:style style:name="T26" style:parent-style-name="Domyślnaczcionkaakapitu" style:family="text">
      <style:text-properties style:font-name="sans-serif" style:font-name-asian="sans-serif" style:font-name-complex="sans-serif" fo:font-size="13.5pt" style:font-size-asian="13.5pt" style:font-size-complex="13.5pt"/>
    </style:style>
  </office:automatic-styles>
  <office:body>
    <office:text text:use-soft-page-breaks="true">
      <text:p text:style-name="P1">Laboratoria 3</text:p>
      <text:p text:style-name="Standard"><text:bookmark-start text:name="page105R_mcid24"/><text:bookmark-end text:name="page105R_mcid24"/><text:span text:style-name="T13">Zadanie 3.1.</text:span><text:s/><text:span text:style-name="T14">Zmienne lokalne i środowiskowe</text:span></text:p>
      <text:p text:style-name="Textbody">„<text:span text:style-name="T15">Set</text:span>” ustawia wartość zmiennej tylko w bieżącej powłoce, natomiast „<text:span text:style-name="T16">export</text:span>” ustawia zmienną jako zmienną środowiskową</text:p>
      <text:p text:style-name="Textbody"/>
      <text:p text:style-name="Textbody"/>
      <text:p text:style-name="Standard"><text:bookmark-start text:name="page105R_mcid26"/><text:bookmark-end text:name="page105R_mcid26"/><text:span text:style-name="T17">Zadanie 3.2.</text:span><text:s/><text:span text:style-name="T18">Programowanie w powłoce bash</text:span></text:p>
      <text:p text:style-name="Textbody">ls -l | grep „.txt$”</text:p>
      <text:p text:style-name="Textbody">find . -maxdepth 1 -type f -name „*.txt”</text:p>
      <text:p text:style-name="Textbody"/>
      <text:p text:style-name="Standard"><text:bookmark-start text:name="page105R_mcid28"/><text:bookmark-end text:name="page105R_mcid28"/><text:span text:style-name="T19">Zadanie 3.3.</text:span><text:s/><text:span text:style-name="T20">Programowanie w powłoce bash</text:span></text:p>
      <text:p text:style-name="Textbody">if [ -w „$HOME/katalogi.txt” ]; then echo $(pwd) » $HOME/katalogi.txt; fi</text:p>
      <text:p text:style-name="Textbody"/>
      <text:p text:style-name="Standard"><text:bookmark-start text:name="page107R_mcid0"/><text:bookmark-end text:name="page107R_mcid0"/><text:span text:style-name="T21">Zadanie 3.4.</text:span><text:s/><text:span text:style-name="T22">Programowanie w powłoce bash</text:span></text:p>
      <text:p text:style-name="Textbody">i=1; for file in *;<text:span text:style-name="T23"><text:s/></text:span>do mv „$file” „plik$i”; i=$((i+1)); done</text:p>
      <text:p text:style-name="P24"/>
      <text:p text:style-name="P25">Zadanie 3.5</text:p>
      <text:p text:style-name="Textbody">for i in {1..30}; do touch plik${i}.txt; done</text:p>
      <text:p text:style-name="Textbody"/>
      <text:p text:style-name="Textbody">i=1</text:p>
      <text:p text:style-name="Textbody">while [ $i -le 30 ]; do</text:p>
      <text:p text:style-name="Textbody"><text:s text:c="2"/>touch plik${i}.txt</text:p>
      <text:p text:style-name="Textbody"><text:s text:c="2"/>i=$((i+1))</text:p>
      <text:p text:style-name="Textbody">done</text:p>
      <text:p text:style-name="Textbody"/>
      <text:p text:style-name="Textbody"><text:span text:style-name="T26">Zadanie 3.6</text:span><text:line-break/>while true; do ps -u $(whoami); sleep 1; done</text:p>
      <text:p text:style-name="Textbody">Aby zatrzymać pętlę możemy zrobić to za pomocą kombinacji klawiszy CTRL + C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FandolFang 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NumberingSymbols" style:display-name="Numbering Symbols" style:family="text"/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Nagłówek">Jakub Tadewicz gr 2.8/16<text:tab/><text:tab/>Laboratoria 3</text:p>
      </style:header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Tomasz Tadewicz</dc:creator>
    <meta:creation-date>2023-03-21T23:15:00Z</meta:creation-date>
    <dc:date>2023-03-21T23:15:00Z</dc:date>
    <meta:template xlink:href="Normal.dotm" xlink:type="simple"/>
    <meta:editing-cycles>3</meta:editing-cycles>
    <meta:editing-duration>PT0S</meta:editing-duration>
    <meta:document-statistic meta:page-count="1" meta:paragraph-count="1" meta:word-count="109" meta:character-count="765" meta:row-count="5" meta:non-whitespace-character-count="657"/>
  </office:meta>
</office:document-meta>
</file>